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c4fc9" style:text-blinking="false" fo:background-color="transparent"/>
    </style:style>
    <style:style style:name="P4" style:family="paragraph" style:parent-style-name="Table_20_Contents">
      <style:paragraph-properties fo:margin-top="0in" fo:margin-bottom="0in" loext:contextual-spacing="false" fo:line-height="120%" fo:text-align="justify" style:justify-single-word="false" style:writing-mode="lr-tb"/>
      <style:text-properties officeooo:paragraph-rsid="0031f537"/>
    </style:style>
    <style:style style:name="P5" style:family="paragraph" style:parent-style-name="Text_20_body">
      <style:paragraph-properties fo:margin-left="0in" fo:margin-right="0in" fo:margin-top="0.1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c4fc9" style:text-blinking="false" fo:background-color="transparent"/>
    </style:style>
    <style:style style:name="P6" style:family="paragraph" style:parent-style-name="Text_20_body">
      <style:paragraph-properties fo:margin-left="0in" fo:margin-right="0in" fo:margin-top="0.1in" fo:margin-bottom="0.1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c4fc9"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39e10e"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9e10e"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3c1e2b"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3c4fc9" style:text-blinking="false" fo:background-color="transparent" loext:char-shading-value="0" style:font-size-asian="14pt" style:font-weight-asian="bold" style:font-size-complex="14pt" style:font-weight-complex="bold"/>
    </style:style>
    <style:style style:name="T8" style:family="text">
      <style:text-properties officeooo:rsid="003e66a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Actividad</text:span><text:span text:style-name="T3"> </text:span><text:span text:style-name="T7">8</text:span><text:span text:style-name="T6">.2</text:span><text:span text:style-name="T3">. </text:span><text:span text:style-name="T5">El planeta de Nano, </text:span><text:span text:style-name="T7">recargado y potenciado</text:span></text:p>
      <text:p text:style-name="P5">Por tercera vez, debemos ayudar a Nano a comer todas las bananas. Y al igual que en la actividad anterior, debemos hacerlo con un único procedimiento para comer una fila, y un único procedimiento para comer todas las filas. Podemos usar una lista literal, como hicimos en la actividad anterior, pero, ¿cómo hacemos para recorrer la lista si no tenemos <text:span text:style-name="T8">variables</text:span>?</text:p>
      <text:p text:style-name="P6">¡A indagar!</text:p>
      <table:table table:name="Table2" table:style-name="Table2">
        <table:table-column table:style-name="Table2.A"/>
        <table:table-row>
          <table:table-cell table:style-name="Table2.A1" office:value-type="string">
            <text:p text:style-name="P4"><text:span text:style-name="T1">Pastilla: </text:span><text:span text:style-name="T2">Recorridos completos de un solo plumazo</text:span></text:p>
            <text:p text:style-name="P3">Por supuesto, precisamos una construcción nueva. Los recorridos que atraviesan una lista de forma completa son tan comunes, que muchos lenguajes traen una forma de hacerlos con muy poco esfuerzo. Indagá para entender bien cómo funciona.</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9-02-28T10:07:21.170000000</dc:date>
    <meta:editing-duration>PT1H2M28S</meta:editing-duration>
    <meta:editing-cycles>47</meta:editing-cycles>
    <meta:generator>LibreOffice/6.1.0.3$Windows_X86_64 LibreOffice_project/efb621ed25068d70781dc026f7e9c5187a4decd1</meta:generator>
    <meta:document-statistic meta:table-count="1" meta:image-count="0" meta:object-count="0" meta:page-count="1" meta:paragraph-count="5" meta:word-count="115" meta:character-count="715" meta:non-whitespace-character-count="605"/>
  </office:meta>
</office:document-meta>
</file>